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00:list.C101" table:on-update-keep-styles="true" table:on-update-keep-size="false"/>
        <table:database-range table:name="__Anonymous_Sheet_DB__0" table:target-range-address="list.B2:list.H12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00/00/00</text:date>, <text:time style:data-style-name="N2" text:time-value="13:08:24.31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02T13:12:58.151000000</dc:date>
    <meta:editing-duration>PT13H23M27S</meta:editing-duration>
    <meta:editing-cycles>325</meta:editing-cycles>
    <meta:document-statistic meta:table-count="1" meta:cell-count="92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